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Название <text:s/>технологии</text:p>
          </table:table-cell>
          <table:table-cell office:value-type="string">
            <text:p>Сколько раз она мне встретилась при поиске</text:p>
          </table:table-cell>
        </table:table-row>
        <table:table-row table:style-name="ro1">
          <table:table-cell office:value-type="string">
            <text:p>REST API</text:p>
          </table:table-cell>
          <table:table-cell table:formula="of:=1+1+1+1+1+1+1+1+1+1+1+1+1" office:value-type="float" office:value="13">
            <text:p>13</text:p>
          </table:table-cell>
        </table:table-row>
        <table:table-row table:style-name="ro1">
          <table:table-cell office:value-type="string">
            <text:p>TypeScript </text:p>
          </table:table-cell>
          <table:table-cell table:formula="of:=1+1+1+1+1+1+1+1+1+1+1" office:value-type="float" office:value="11">
            <text:p>11</text:p>
          </table:table-cell>
        </table:table-row>
        <table:table-row table:style-name="ro1">
          <table:table-cell office:value-type="string">
            <text:p>React.JS</text:p>
          </table:table-cell>
          <table:table-cell table:formula="of:=1+1+1+1+1+1+1+1+1+1+1+1+1+1" office:value-type="float" office:value="14">
            <text:p>14</text:p>
          </table:table-cell>
        </table:table-row>
        <table:table-row table:style-name="ro1">
          <table:table-cell office:value-type="string">
            <text:p>CRM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Vue</text:p>
          </table:table-cell>
          <table:table-cell table:formula="of:=1+1+1+1+1+1+1+1+1+1+1+1+1+1+1+1" office:value-type="float" office:value="16">
            <text:p>16</text:p>
          </table:table-cell>
        </table:table-row>
        <table:table-row table:style-name="ro1">
          <table:table-cell office:value-type="string">
            <text:p>Vuex</text:p>
          </table:table-cell>
          <table:table-cell table:formula="of:=1+1+1+1+1+1" office:value-type="float" office:value="6">
            <text:p>6</text:p>
          </table:table-cell>
        </table:table-row>
        <table:table-row table:style-name="ro1">
          <table:table-cell office:value-type="string">
            <text:p>Vue Router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Promise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Gulp</text:p>
          </table:table-cell>
          <table:table-cell table:formula="of:=1+1+1+1+1+1" office:value-type="float" office:value="6">
            <text:p>6</text:p>
          </table:table-cell>
        </table:table-row>
        <table:table-row table:style-name="ro1">
          <table:table-cell office:value-type="string">
            <text:p>Rollup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GraphQL </text:p>
          </table:table-cell>
          <table:table-cell table:formula="of:=1+1+1+1" office:value-type="float" office:value="4">
            <text:p>4</text:p>
          </table:table-cell>
        </table:table-row>
        <table:table-row table:style-name="ro1">
          <table:table-cell office:value-type="string">
            <text:p>grpc 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ebSocket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CI CD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yarn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Joomla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wordpress</text:p>
          </table:table-cell>
          <table:table-cell table:formula="of:=1+1+1+1+1" office:value-type="float" office:value="5">
            <text:p>5</text:p>
          </table:table-cell>
        </table:table-row>
        <table:table-row table:style-name="ro1">
          <table:table-cell office:value-type="string">
            <text:p>bitrix (1С)</text:p>
          </table:table-cell>
          <table:table-cell table:formula="of:=1+1+1+1+1+1" office:value-type="float" office:value="6">
            <text:p>6</text:p>
          </table:table-cell>
        </table:table-row>
        <table:table-row table:style-name="ro1">
          <table:table-cell office:value-type="string">
            <text:p>ajax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tilda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JIRA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ebpack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Postgres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Redux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Redux-Saga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Effector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HTTP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Docker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Swagger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ebRTC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RabbitMQ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Restful API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Ember.js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Next.js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JS</text:p>
          </table:table-cell>
          <table:table-cell table:formula="of:=1+1+1+1+1+1" office:value-type="float" office:value="6">
            <text:p>6</text:p>
          </table:table-cell>
        </table:table-row>
        <table:table-row table:style-name="ro1">
          <table:table-cell office:value-type="string">
            <text:p>Axios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HTML/CSS/SASS</text:p>
          </table:table-cell>
          <table:table-cell table:formula="of:=1+1+1+1+1" office:value-type="float" office:value="5">
            <text:p>5</text:p>
          </table:table-cell>
        </table:table-row>
        <table:table-row table:style-name="ro1">
          <table:table-cell office:value-type="string">
            <text:p>PHP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nodeJS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PostreSQL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Angular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jQuery</text:p>
          </table:table-cell>
          <table:table-cell table:formula="of:=1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7">07.12.2022</text:date>, <text:time>12:3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59M15S</meta:editing-duration>
    <meta:editing-cycles>12</meta:editing-cycles>
    <meta:generator>OpenOffice/4.1.11$Win32 OpenOffice.org_project/4111m1$Build-9808</meta:generator>
    <dc:date>2022-12-07T12:39:49.78</dc:date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